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E000002316ECACCE4538669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7.525cm" svg:x="0.055cm" svg:y="0.264cm">
          <draw:image xlink:href="Pictures/100000000000045E000002316ECACCE4538669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12T10:52:18.740000000</dc:date>
    <meta:editing-duration>PT2M16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